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rice ($)</text:p>
          </table:table-cell>
          <table:table-cell table:style-name="ce1" office:value-type="string" calcext:value-type="string">
            <text:p>Screen Size (in.)</text:p>
          </table:table-cell>
          <table:table-cell table:style-name="ce1" office:value-type="string" calcext:value-type="string">
            <text:p>RAM Memory (GB)</text:p>
          </table:table-cell>
          <table:table-cell table:style-name="ce1" office:value-type="string" calcext:value-type="string">
            <text:p>Hard drive (GB)</text:p>
          </table:table-cell>
          <table:table-cell table:style-name="ce1" office:value-type="string" calcext:value-type="string">
            <text:p>USB Ports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Weight (oz.)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3.3" calcext:value-type="float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3.3" calcext:value-type="float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3.2" calcext:value-type="float">
            <text:p>3.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8.4" calcext:value-type="float">
            <text:p>18.4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shiba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shiba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3.3" calcext:value-type="float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7.3" calcext:value-type="float">
            <text:p>17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7.3" calcext:value-type="float">
            <text:p>17.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shiba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3.3" calcext:value-type="float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7.3" calcext:value-type="float">
            <text:p>17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6.7" calcext:value-type="float">
            <text:p>6.7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ple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4.9" calcext:value-type="float">
            <text:p>4.9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5.4" calcext:value-type="float">
            <text:p>15.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8.4" calcext:value-type="float">
            <text:p>18.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7.3" calcext:value-type="float">
            <text:p>17.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3.1" calcext:value-type="float">
            <text:p>13.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3.3" calcext:value-type="float">
            <text:p>13.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17.3" calcext:value-type="float">
            <text:p>17.3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7.9" calcext:value-type="float">
            <text:p>7.9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7.3" calcext:value-type="float">
            <text:p>17.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6.1" calcext:value-type="float">
            <text:p>6.1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7.3" calcext:value-type="float">
            <text:p>17.3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P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4.7" calcext:value-type="float">
            <text:p>4.7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shiba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5.6" calcext:value-type="float">
            <text:p>15.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5.6" calcext:value-type="float">
            <text:p>15.6</text:p>
          </table:table-cell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e</text:p>
          </table:table-cell>
          <table:table-cell office:value-type="float" office:value="2.3" calcext:value-type="float">
            <text:p>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5:40:44.754747314</meta:creation-date>
    <dc:date>2022-10-28T15:43:09.183462604</dc:date>
    <meta:editing-duration>PT1M6S</meta:editing-duration>
    <meta:editing-cycles>2</meta:editing-cycles>
    <meta:generator>LibreOffice/7.3.5.2$Linux_X86_64 LibreOffice_project/184fe81b8c8c30d8b5082578aee2fed2ea847c01</meta:generator>
    <meta:document-statistic meta:table-count="1" meta:cell-count="448" meta:object-count="0"/>
  </office:meta>
</office:document-meta>
</file>